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style>
    <style:style style:name="P2" style:family="paragraph" style:parent-style-name="Standard">
      <style:paragraph-properties fo:margin-top="0in" fo:margin-bottom="0in" loext:contextual-spacing="false" fo:text-align="justify" style:justify-single-word="false"/>
      <style:text-properties style:text-underline-style="solid" style:text-underline-width="auto" style:text-underline-color="font-color"/>
    </style:style>
    <style:style style:name="P3" style:family="paragraph" style:parent-style-name="Standard" style:list-style-name="WWNum1">
      <style:paragraph-properties fo:margin-left="0.5in" fo:margin-right="0in" fo:margin-top="0in" fo:margin-bottom="0in" loext:contextual-spacing="true" fo:text-align="justify" style:justify-single-word="false" fo:text-indent="-0.25in" style:auto-text-indent="false"/>
    </style:style>
    <style:style style:name="P4" style:family="paragraph" style:parent-style-name="Heading_20_2">
      <style:paragraph-properties fo:margin-top="0.25in" fo:margin-bottom="0.0835in" loext:contextual-spacing="false" fo:text-align="justify" style:justify-single-word="false"/>
    </style:style>
    <style:style style:name="P5" style:family="paragraph" style:parent-style-name="Heading_20_1" style:master-page-name="Standard">
      <style:paragraph-properties fo:margin-top="0.278in" fo:margin-bottom="0.0835in" loext:contextual-spacing="false" fo:text-align="center" style:justify-single-word="false" style:page-number="1"/>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grhu803rix8i"/>Bilan Inès</text:p>
      <text:p text:style-name="P1"/>
      <text:p text:style-name="P4"><text:bookmark text:name="_yqgqktqnxaxj"/>Ce que j’ai fait dans le projet :</text:p>
      <text:p text:style-name="P2"/>
      <text:p text:style-name="P1">En gros : Élèves (élèves, attaques, spé), vue élèves, Liens model-vue et graphismes finaux.</text:p>
      <text:p text:style-name="P2"/>
      <text:list xml:id="list7235479601202648225" text:style-name="WWNum1">
        <text:list-item>
          <text:p text:style-name="P3">Cahier d’initialisation</text:p>
        </text:list-item>
        <text:list-item>
          <text:p text:style-name="P3">Terrain Model (tout début)</text:p>
        </text:list-item>
        <text:list-item>
          <text:p text:style-name="P3">Vague (début)</text:p>
        </text:list-item>
        <text:list-item>
          <text:p text:style-name="P3">GameModel</text:p>
        </text:list-item>
        <text:list-item>
          <text:p text:style-name="P3">Élèves (model, vue, attaques, spés, fonctions de placement)</text:p>
        </text:list-item>
        <text:list-item>
          <text:p text:style-name="P3">Binds et listeners (listes observables, coordonnées)</text:p>
        </text:list-item>
        <text:list-item>
          <text:p text:style-name="P3">Controller (GameView à l’origine)</text:p>
        </text:list-item>
        <text:list-item>
          <text:p text:style-name="P3">Traduction du fxml dans le controller</text:p>
        </text:list-item>
        <text:list-item>
          <text:p text:style-name="P3">Menu Upgrade</text:p>
        </text:list-item>
        <text:list-item>
          <text:p text:style-name="P3">Sprites Élèves</text:p>
        </text:list-item>
        <text:list-item>
          <text:p text:style-name="P3">Éléments graphiques</text:p>
        </text:list-item>
      </text:list>
      <text:p text:style-name="P1"/>
      <text:p text:style-name="P4"><text:bookmark text:name="_e13dt55n7tu"/>Mon avis sur le fonctionnement du groupe et sur ma place dans le groupe :</text:p>
      <text:p text:style-name="P1"/>
      <text:p text:style-name="P1">Malgrés des différences de niveau, nous avons réussi à bien nous répartir les différentes parties du projet, de façon à équilibrer la charge de travail pour chacun.</text:p>
      <text:p text:style-name="P1">// Ma place dans le groupe, j’en sais rien...</text:p>
      <text:p text:style-name="P1"/>
      <text:p text:style-name="P4"><text:bookmark text:name="_3sjjygc4gr8"/>Ce que j’ai appris / mes difficultés et mes points forts :</text:p>
      <text:p text:style-name="P1"/>
      <text:p text:style-name="P1"><text:soft-page-break/>J’ai beaucoup appris en ce qui concerne l’IHM avec les graphismes et les liens model-vue (listeners, binders, event handlers). <text:s/>J’ai aussi beaucoup appris sur la structure MVC, même si ça n’était pas facile au début. Mes difficultés concernent les très gros éléments du projet comme le BFS, que, je pense, je n’aurais pas réussi à programmer. Néanmoins, tout ce que j’ai appris grâce à ce projet me permettra d’entreprendre des projets de moi-même et les mener à terme, que ce soit en terme de programmation ou d’organisation (gestion de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9" meta:word-count="227" meta:character-count="1328" meta:non-whitespace-character-count="1130"/>
    <meta:generator>LibreOfficeDev/5.1.0.3$Linux_X86_64 LibreOffice_project/</meta:generator>
  </office:meta>
</office:document-meta>
</file>